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size="26pt" officeooo:rsid="00162fcd" officeooo:paragraph-rsid="0017f316" style:font-size-asian="22.75pt" style:font-size-complex="26pt"/>
    </style:style>
    <style:style style:name="P2" style:family="paragraph" style:parent-style-name="Heading_20_2">
      <style:text-properties fo:font-size="16pt" style:text-underline-style="solid" style:text-underline-width="auto" style:text-underline-color="font-color" officeooo:rsid="00162fcd" officeooo:paragraph-rsid="0017f316" style:font-size-asian="16pt" style:font-size-complex="16pt"/>
    </style:style>
    <style:style style:name="P3" style:family="paragraph" style:parent-style-name="Preformatted_20_Text">
      <style:text-properties style:font-name="Liberation Sans" fo:font-size="12pt" fo:language="tr" fo:country="TR" fo:font-weight="normal" officeooo:rsid="0027302c" officeooo:paragraph-rsid="0036b96d" style:font-size-asian="10.5pt" style:font-weight-asian="normal" style:font-size-complex="12pt" style:font-weight-complex="normal"/>
    </style:style>
    <style:style style:name="P4" style:family="paragraph" style:parent-style-name="Preformatted_20_Text">
      <style:paragraph-properties fo:margin-top="0cm" fo:margin-bottom="0.499cm" loext:contextual-spacing="false"/>
    </style:style>
    <style:style style:name="P5" style:family="paragraph" style:parent-style-name="Standard">
      <style:text-properties officeooo:paragraph-rsid="00145f0a"/>
    </style:style>
    <style:style style:name="P6" style:family="paragraph" style:parent-style-name="Standard" style:list-style-name="L1">
      <style:text-properties fo:font-size="26pt" officeooo:rsid="00162fcd" officeooo:paragraph-rsid="00162fcd" style:font-size-asian="22.75pt" style:font-size-complex="26pt"/>
    </style:style>
    <style:style style:name="P7" style:family="paragraph" style:parent-style-name="Standard" style:list-style-name="L1">
      <style:text-properties fo:font-size="26pt" officeooo:rsid="00162fcd" officeooo:paragraph-rsid="0017f316" style:font-size-asian="22.75pt" style:font-size-complex="26pt"/>
    </style:style>
    <style:style style:name="P8" style:family="paragraph" style:parent-style-name="Standard">
      <style:text-properties fo:font-size="26pt" officeooo:rsid="00162fcd" officeooo:paragraph-rsid="00162fcd" style:font-size-asian="22.75pt" style:font-size-complex="26pt"/>
    </style:style>
    <style:style style:name="P9" style:family="paragraph" style:parent-style-name="Standard">
      <style:text-properties fo:font-size="26pt" officeooo:rsid="00162fcd" officeooo:paragraph-rsid="0017f316" style:font-size-asian="22.75pt" style:font-size-complex="26pt"/>
    </style:style>
    <style:style style:name="P10" style:family="paragraph" style:parent-style-name="Standard">
      <style:text-properties fo:font-size="26pt" fo:font-weight="bold" officeooo:rsid="0027302c" officeooo:paragraph-rsid="0027302c" style:font-size-asian="22.75pt" style:font-weight-asian="bold" style:font-size-complex="26pt" style:font-weight-complex="bold"/>
    </style:style>
    <style:style style:name="P11" style:family="paragraph" style:parent-style-name="Standard">
      <style:text-properties fo:font-size="16pt" style:text-underline-style="solid" style:text-underline-width="auto" style:text-underline-color="font-color" fo:font-weight="bold" officeooo:rsid="0027302c" officeooo:paragraph-rsid="0027302c" style:font-size-asian="16pt" style:font-weight-asian="bold" style:font-size-complex="16pt" style:font-weight-complex="bold"/>
    </style:style>
    <style:style style:name="P12" style:family="paragraph" style:parent-style-name="Standard">
      <style:text-properties fo:font-size="16pt" style:text-underline-style="solid" style:text-underline-width="auto" style:text-underline-color="font-color" fo:font-weight="bold" officeooo:rsid="003d4a27" officeooo:paragraph-rsid="003d4a27" style:font-size-asian="16pt" style:font-weight-asian="bold" style:font-size-complex="16pt" style:font-weight-complex="bold"/>
    </style:style>
    <style:style style:name="P13" style:family="paragraph" style:parent-style-name="Standard">
      <style:text-properties fo:font-size="16pt" style:text-underline-style="solid" style:text-underline-width="auto" style:text-underline-color="font-color" fo:font-weight="bold" officeooo:rsid="003d4a27" officeooo:paragraph-rsid="0050232a" style:font-size-asian="16pt" style:font-weight-asian="bold" style:font-size-complex="16pt" style:font-weight-complex="bold"/>
    </style:style>
    <style:style style:name="P14" style:family="paragraph" style:parent-style-name="Standard">
      <style:text-properties fo:font-size="12pt" fo:font-weight="normal" officeooo:rsid="0027302c" officeooo:paragraph-rsid="0027302c" style:font-size-asian="10.5pt" style:font-weight-asian="normal" style:font-size-complex="12pt" style:font-weight-complex="normal"/>
    </style:style>
    <style:style style:name="P15" style:family="paragraph" style:parent-style-name="Standard">
      <style:text-properties fo:font-size="12pt" fo:font-weight="normal" officeooo:rsid="00614267" officeooo:paragraph-rsid="00614267" style:font-size-asian="10.5pt" style:font-weight-asian="normal" style:font-size-complex="12pt" style:font-weight-complex="normal"/>
    </style:style>
    <style:style style:name="P16" style:family="paragraph" style:parent-style-name="Standard" style:list-style-name="L4">
      <style:text-properties fo:font-size="12pt" style:text-underline-style="none" fo:font-weight="normal" officeooo:rsid="003e8ef8" officeooo:paragraph-rsid="003e8ef8" style:font-size-asian="10.5pt" style:font-weight-asian="normal" style:font-size-complex="12pt" style:font-weight-complex="normal"/>
    </style:style>
    <style:style style:name="P17" style:family="paragraph" style:parent-style-name="Standard" style:list-style-name="L4">
      <style:text-properties fo:font-size="12pt" style:text-underline-style="none" fo:font-weight="normal" officeooo:rsid="0044309d" officeooo:paragraph-rsid="0044309d"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44309d" officeooo:paragraph-rsid="0044309d" style:font-size-asian="10.5pt" style:font-weight-asian="normal" style:font-size-complex="12pt" style:font-weight-complex="normal"/>
    </style:style>
    <style:style style:name="P19" style:family="paragraph" style:parent-style-name="Standard" style:list-style-name="L4">
      <style:text-properties fo:font-size="12pt" style:text-underline-style="none" fo:font-weight="normal" officeooo:rsid="00450682" officeooo:paragraph-rsid="00450682"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47d8b9" officeooo:paragraph-rsid="0047d8b9" style:font-size-asian="10.5pt" style:font-weight-asian="normal" style:font-size-complex="12pt" style:font-weight-complex="normal"/>
    </style:style>
    <style:style style:name="P21" style:family="paragraph" style:parent-style-name="Standard" style:list-style-name="L5">
      <style:text-properties fo:font-size="12pt" style:text-underline-style="none" fo:font-weight="normal" officeooo:rsid="0048668a" officeooo:paragraph-rsid="0048668a" style:font-size-asian="10.5pt" style:font-weight-asian="normal" style:font-size-complex="12pt" style:font-weight-complex="normal"/>
    </style:style>
    <style:style style:name="P22" style:family="paragraph" style:parent-style-name="Standard" style:list-style-name="L5">
      <style:text-properties fo:font-size="12pt" style:text-underline-style="none" fo:font-weight="normal" officeooo:rsid="0049d880" officeooo:paragraph-rsid="0049d880"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49d880" officeooo:paragraph-rsid="0049d880" style:font-size-asian="10.5pt" style:font-weight-asian="normal" style:font-size-complex="12pt" style:font-weight-complex="normal"/>
    </style:style>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text-properties fo:font-size="26pt" officeooo:rsid="00162fcd" officeooo:paragraph-rsid="0017f316" style:font-size-asian="22.75pt" style:font-size-complex="26pt"/>
    </style:style>
    <style:style style:name="P27" style:family="paragraph" style:parent-style-name="Text_20_body">
      <style:text-properties officeooo:paragraph-rsid="002a6e8e"/>
    </style:style>
    <style:style style:name="P28" style:family="paragraph" style:parent-style-name="Text_20_body" style:list-style-name="L2">
      <style:paragraph-properties fo:margin-top="0cm" fo:margin-bottom="0cm" loext:contextual-spacing="false"/>
    </style:style>
    <style:style style:name="P29" style:family="paragraph" style:parent-style-name="Text_20_body" style:list-style-name="L3">
      <style:paragraph-properties fo:margin-top="0cm" fo:margin-bottom="0cm" loext:contextual-spacing="false"/>
    </style:style>
    <style:style style:name="T1" style:family="text">
      <style:text-properties fo:font-size="32pt" officeooo:rsid="00145f0a" style:font-size-asian="28pt" style:font-size-complex="32pt"/>
    </style:style>
    <style:style style:name="T2" style:family="text">
      <style:text-properties fo:font-size="12pt" style:font-size-asian="10.5pt" style:font-size-complex="12pt"/>
    </style:style>
    <style:style style:name="T3" style:family="text">
      <style:text-properties fo:font-size="12pt" officeooo:rsid="001dd446" style:font-size-asian="10.5pt" style:font-size-complex="12pt"/>
    </style:style>
    <style:style style:name="T4" style:family="text">
      <style:text-properties officeooo:rsid="001dd446"/>
    </style:style>
    <style:style style:name="T5" style:family="text">
      <style:text-properties officeooo:rsid="002253c6"/>
    </style:style>
    <style:style style:name="T6" style:family="text">
      <style:text-properties fo:font-weight="bold"/>
    </style:style>
    <style:style style:name="T7" style:family="text">
      <style:text-properties fo:font-weight="bold" officeooo:rsid="002253c6" style:font-weight-asian="bold" style:font-weight-complex="bold"/>
    </style:style>
    <style:style style:name="T8" style:family="text">
      <style:text-properties officeooo:rsid="00373284"/>
    </style:style>
    <style:style style:name="T9" style:family="text">
      <style:text-properties officeooo:rsid="00381f8d"/>
    </style:style>
    <style:style style:name="T10" style:family="text">
      <style:text-properties officeooo:rsid="003ed66b"/>
    </style:style>
    <style:style style:name="T11" style:family="text">
      <style:text-properties officeooo:rsid="003fe2ab"/>
    </style:style>
    <style:style style:name="T12" style:family="text">
      <style:text-properties officeooo:rsid="00413863"/>
    </style:style>
    <style:style style:name="T13" style:family="text">
      <style:text-properties officeooo:rsid="004294ba"/>
    </style:style>
    <style:style style:name="T14" style:family="text">
      <style:text-properties officeooo:rsid="0044309d"/>
    </style:style>
    <style:style style:name="T15" style:family="text">
      <style:text-properties officeooo:rsid="00457f10"/>
    </style:style>
    <style:style style:name="T16" style:family="text">
      <style:text-properties officeooo:rsid="00471bf9"/>
    </style:style>
    <style:style style:name="T17" style:family="text">
      <style:text-properties officeooo:rsid="0047d8b9"/>
    </style:style>
    <style:style style:name="T18" style:family="text">
      <style:text-properties officeooo:rsid="0047ee7a"/>
    </style:style>
    <style:style style:name="T19" style:family="text">
      <style:text-properties officeooo:rsid="004880a2"/>
    </style:style>
    <style:style style:name="T20" style:family="text">
      <style:text-properties officeooo:rsid="0048c0cc"/>
    </style:style>
    <style:style style:name="T21" style:family="text">
      <style:text-properties officeooo:rsid="00497235"/>
    </style:style>
    <style:style style:name="T22" style:family="text">
      <style:text-properties officeooo:rsid="0049bcbc"/>
    </style:style>
    <style:style style:name="T23" style:family="text">
      <style:text-properties officeooo:rsid="0049d880"/>
    </style:style>
    <style:style style:name="T24" style:family="text">
      <style:text-properties officeooo:rsid="004a5011"/>
    </style:style>
    <style:style style:name="T25" style:family="text">
      <style:text-properties officeooo:rsid="004ba822"/>
    </style:style>
    <style:style style:name="T26" style:family="text">
      <style:text-properties officeooo:rsid="004d0062"/>
    </style:style>
    <style:style style:name="T27" style:family="text">
      <style:text-properties officeooo:rsid="0050232a"/>
    </style:style>
    <style:style style:name="T28" style:family="text">
      <style:text-properties officeooo:rsid="0054113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13"/></text:p>
      <text:p text:style-name="Standard"/>
      <text:p text:style-name="Standard"/>
      <text:p text:style-name="Standard"/>
      <text:p text:style-name="P5"><text:s text:c="57"/><text:span text:style-name="T1">İÇERİK</text:span></text:p>
      <text:p text:style-name="P5"><text:span text:style-name="T1"/></text:p>
      <text:list xml:id="list1558147025" text:style-name="L1">
        <text:list-item>
          <text:p text:style-name="P6">HTTP</text:p>
        </text:list-item>
      </text:list>
      <text:p text:style-name="P8"/>
      <text:list xml:id="list232724984386777" text:continue-numbering="true" text:style-name="L1">
        <text:list-item>
          <text:p text:style-name="P6">USER AGENT</text:p>
        </text:list-item>
      </text:list>
      <text:p text:style-name="P8"/>
      <text:list xml:id="list232723855086865" text:continue-numbering="true" text:style-name="L1">
        <text:list-item>
          <text:p text:style-name="P6">LANGUAGE</text:p>
        </text:list-item>
      </text:list>
      <text:p text:style-name="P8"/>
      <text:list xml:id="list232725396631630" text:continue-numbering="true" text:style-name="L1">
        <text:list-item>
          <text:p text:style-name="P6">ACCEPT- LANGUAGE</text:p>
        </text:list-item>
      </text:list>
      <text:p text:style-name="P8"/>
      <text:list xml:id="list232725202018522" text:continue-numbering="true" text:style-name="L1">
        <text:list-item>
          <text:p text:style-name="P7">CONTENT LANGUAGE</text:p>
        </text:list-item>
      </text:list>
      <text:p text:style-name="P9"/>
      <text:p text:style-name="P9"/>
      <text:p text:style-name="P9"/>
      <text:p text:style-name="P9"/>
      <text:p text:style-name="P9"/>
      <text:p text:style-name="P9"/>
      <text:p text:style-name="P9"/>
      <text:p text:style-name="P9"/>
      <text:p text:style-name="P9"/>
      <text:p text:style-name="P9"/>
      <text:p text:style-name="P9"><text:tab/><text:tab/><text:tab/><text:tab/> <text:s text:c="12"/><text:span text:style-name="T2"><text:page-number text:select-page="current">1</text:page-number></text:span></text:p>
      <text:h text:style-name="P2" text:outline-level="2"><text:bookmark text:name="http-nedir"/><text:soft-page-break/>HTTP Nedir?</text:h>
      <text:p text:style-name="Text_20_body">HTTP (<text:span text:style-name="Emphasis">Hypet Text Transfer Protocol</text:span> / <text:span text:style-name="Emphasis">Hiper Metin Transferi Protokolü</text:span>), verileri bir makineden başka bir makineye internet üzerinden aktarmak için geliştirilen metin tabanlı iletişim stratejisidir.</text:p>
      <text:p text:style-name="Text_20_body">Yani siz tarayıcıda “<text:span text:style-name="Strong_20_Emphasis">http://peptr.net</text:span>” yazıp “<text:span text:style-name="Strong_20_Emphasis">enter</text:span>” dediğinizde, arka planda tarayıcınız sizin için bir HTTP isteği oluşturur ve bunu sunucuya iletir. Sunucudan gelen yanıta göre de size anlamlı bir safa oluşturur.</text:p>
      <text:p text:style-name="Text_20_body">Metin tabanlı dememizin sebebi, giden ve gelen bu isteklerin kullanıcı tarafından da okunabilir olmasıdır.</text:p>
      <text:h text:style-name="Heading_20_2" text:outline-level="2"><text:bookmark text:name="i̇steklerin-anatomisi"/>İsteklerin Anatomisi</text:h>
      <text:p text:style-name="Text_20_body">Bir HTTP isteği oluştururken belli bir yapıya ihtiyaç duyuyoruz. Bunlar:</text:p>
      <text:list xml:id="list4048894408" text:style-name="L2">
        <text:list-item>
          <text:list>
            <text:list-item>
              <text:p text:style-name="P28"><text:span text:style-name="Strong_20_Emphasis">Method (Yöntem):</text:span> İsteğin türü (GET, POST, PUT vs.) </text:p>
            </text:list-item>
            <text:list-item>
              <text:p text:style-name="P28"><text:span text:style-name="Strong_20_Emphasis">Host (Sunucu):</text:span> İsteğin yapılacağı adres. </text:p>
            </text:list-item>
            <text:list-item>
              <text:p text:style-name="P28"><text:span text:style-name="Strong_20_Emphasis">Path (Yol):</text:span> Sunucuda ziyaret edilecek yol. </text:p>
            </text:list-item>
            <text:list-item>
              <text:p text:style-name="P28"><text:span text:style-name="Strong_20_Emphasis">HTTP Version:</text:span> Versiyon işte : </text:p>
            </text:list-item>
          </text:list>
        </text:list-item>
        <text:list-item>
          <text:p text:style-name="P28"><text:span text:style-name="Strong_20_Emphasis">Headers (Başlıklar):</text:span> İsteği yapan bilgisayar / tarayıcı bilgileri. </text:p>
        </text:list-item>
        <text:list-item>
          <text:p text:style-name="P28"><text:span text:style-name="Strong_20_Emphasis">Query String (Argümanlar):</text:span> Ek gönderilen parametreler. </text:p>
        </text:list-item>
        <text:list-item>
          <text:p text:style-name="P24"><text:span text:style-name="Strong_20_Emphasis">Body (İçerik):</text:span> İsteğin içeriği. </text:p>
        </text:list-item>
      </text:list>
      <text:p text:style-name="Text_20_body">Başında yıldız olanlar, bizim olmazsa olmazlarımız. Diğerleri, olmasa da olur. Şimdi, tarayıcıda yaptığımız bir istek arka planda nasıl işliyor görelim.</text:p>
      <text:p text:style-name="P26"><text:span text:style-name="Strong_20_Emphasis"><text:span text:style-name="T2">Örnek Link:</text:span></text:span><text:span text:style-name="T2"> </text:span><text:a xlink:type="simple" xlink:href="https://blog.peptr.net/?s=Docker" text:style-name="Internet_20_link" text:visited-style-name="Visited_20_Internet_20_Link"><text:span text:style-name="T2">https://blog.</text:span></text:a><text:a xlink:type="simple" xlink:href="https://blog.peptr.net/?s=Docker" text:style-name="Internet_20_link" text:visited-style-name="Visited_20_Internet_20_Link"><text:span text:style-name="T3">hhg</text:span></text:a><text:a xlink:type="simple" xlink:href="https://blog.peptr.net/?s=Docker" text:style-name="Internet_20_link" text:visited-style-name="Visited_20_Internet_20_Link"><text:span text:style-name="T2">.net/?s=docker</text:span></text:a></text:p>
      <text:p text:style-name="Text_20_body">Yukarıda ki link blogda <text:span text:style-name="Emphasis">Docker</text:span> ile alakalı yazıları getiriyor. Şimdi bunu inceleyelim, bakalım sunucuya ne tür bir istek gitmiş.</text:p>
      <text:p text:style-name="Preformatted_20_Text"><text:span text:style-name="Source_20_Text">GET /?s=docker HTTP/2</text:span></text:p>
      <text:p text:style-name="Preformatted_20_Text"><text:span text:style-name="Source_20_Text">Host: www.blog.</text:span><text:span text:style-name="Source_20_Text"><text:span text:style-name="T4">hhg</text:span></text:span><text:span text:style-name="Source_20_Text">.net</text:span></text:p>
      <text:p text:style-name="P4"><text:span text:style-name="Source_20_Text">User-Agent: my-user-agent</text:span></text:p>
      <text:list xml:id="list1926209124" text:style-name="L3">
        <text:list-item>
          <text:p text:style-name="P29">satır yöntemi (GET), Yolu (/), Parametreleri (s=docker) ve HTTP versiyonunu işaret ediyor (HTTP/2) </text:p>
        </text:list-item>
        <text:list-item>
          <text:p text:style-name="P29">satır isteğin yapılacağı adresi işaret ediyor. </text:p>
        </text:list-item>
        <text:list-item>
          <text:p text:style-name="P25">satır tarayıcı ve bilgisayar bilgilerini içeriyor. </text:p>
        </text:list-item>
      </text:list>
      <text:h text:style-name="P1" text:outline-level="2"><text:bookmark text:name="http-i̇stek-türleri"/><text:span text:style-name="T2">HTTP İstek Türleri</text:span></text:h>
      <text:p text:style-name="Text_20_body">Bir HTTP isteği yapıldığında mutlaka isteğin <text:span text:style-name="Emphasis">türü/yöntemi/methodu</text:span> da belirtilmelidir. Bu yöntemler isteğin hangi amaçla yapıldığını belirtir.</text:p>
      <text:p text:style-name="P27"><text:span text:style-name="Strong_20_Emphasis">GET:</text:span> Sunucudan veri alınırken bu yöntem kullanılır.<text:line-break/><text:span text:style-name="Strong_20_Emphasis">POST:</text:span> Sunucuya veri yollanırken bu yöntem kullanılır.<text:line-break/><text:span text:style-name="Strong_20_Emphasis">PUT:</text:span> Sunucuda ki bir veri güncellenirken bu yöntem kullanılır.<text:line-break/><text:span text:style-name="Strong_20_Emphasis">DELETE:</text:span> Sunucuda ki bir veri silinirken bu yöntem kullanılır.</text:p>
      <text:p text:style-name="P9"><text:span text:style-name="T2"><text:s text:c="69"/></text:span><text:span text:style-name="T2"><text:page-number text:select-page="current">2</text:page-number></text:span></text:p>
      <text:h text:style-name="P1" text:outline-level="2"><text:bookmark text:name="sorgu-dizesi-ve-i̇stek-gövdesi"/><text:soft-page-break/><text:span text:style-name="T2">Sorgu Dizesi ve İstek Gövdesi</text:span></text:h>
      <text:p text:style-name="Text_20_body">Bazen isteklere ek parametreler eklememiz gerekebilir. Örneğin giriş yapmak için kullanıcı adı ve şifre bilgilerimizi göndermemiz gerekebilir. Burada bilgileri ya sorgu dizeleri aracılığı ile yada istek gövdesinde gönderiyoruz.</text:p>
      <text:p text:style-name="Preformatted_20_Text"><text:span text:style-name="Source_20_Text">GET /search?q=test&amp;z=</text:span><text:span text:style-name="Source_20_Text"><text:span text:style-name="T5">hhgtr</text:span></text:span><text:span text:style-name="Source_20_Text"> HTTP/2</text:span></text:p>
      <text:p text:style-name="P4"><text:span text:style-name="Source_20_Text">Host: blog.peptr.net</text:span></text:p>
      <text:p text:style-name="Text_20_body">Örneğin burada, <text:span text:style-name="Strong_20_Emphasis">search</text:span> isimli sayfaya <text:span text:style-name="Strong_20_Emphasis">q</text:span> parametresi ile <text:span text:style-name="Strong_20_Emphasis">test</text:span>, <text:span text:style-name="Strong_20_Emphasis">z</text:span> parametresi ile <text:span text:style-name="T7">hhg</text:span><text:span text:style-name="Strong_20_Emphasis">tr</text:span> değerlerini gönderdik.</text:p>
      <text:p text:style-name="Text_20_body"><text:span text:style-name="Strong_20_Emphasis">Not:</text:span> Sorgu dizeleri, istisnai durumlar haricinde GET yönteminde kullanılır.</text:p>
      <text:p text:style-name="P9"><text:span text:style-name="T2"/></text:p>
      <text:p text:style-name="P9"><text:span text:style-name="T2"/></text:p>
      <text:p text:style-name="P11">USER AGENT</text:p>
      <text:p text:style-name="P10"><text:span text:style-name="T2"/></text:p>
      <text:p text:style-name="P3"><text:bookmark text:name="tw-target-text"/><text:span text:style-name="T8">User Agent</text:span> dizeniz, İşletim Sisteminiz, Tarayıcınız ve genel olarak yazılımınız hakkında bilgi içeren bir metin satırıdır. </text:p>
      <text:p text:style-name="P3"/>
      <text:p text:style-name="P3">Örneğin, web siteleri bunu hangi tarayıcıyı ve hangi sürümü kullandığınızı ayıklamak için kullanın, böylece belirli şeyleri buna göre ayarlayabilirler. Farklı tarayıcılar farklı davranır.</text:p>
      <text:p text:style-name="P14"/>
      <text:p text:style-name="P14">Tarayıcınız ile bir web sitesini ziyaret ettiğinizde, web sitesinin sunucusuna bir HTTP isteği yapılacaktır. Bu isteğin içinde <text:span text:style-name="T9">User Agent</text:span> dizeniz var.</text:p>
      <text:p text:style-name="P14"/>
      <text:p text:style-name="P14">User Agent'lar genellikle web sitesi sahipleri tarafından bir sitenin iyileştirme çalışmaları için kullanılabilir.</text:p>
      <text:p text:style-name="P14"/>
      <text:p text:style-name="P14"/>
      <text:p text:style-name="P12">LANGUAGE</text:p>
      <text:p text:style-name="P12"/>
      <text:list xml:id="list2815727314" text:style-name="L4">
        <text:list-item>
          <text:p text:style-name="P16">2 – 3 harfden <text:span text:style-name="T10">oluş</text:span><text:span text:style-name="T11">ur ve dili temsil eder. </text:span><text:span text:style-name="T12">İsteğe bağlı olarak </text:span><text:span text:style-name="T13">ardından ‘-’ </text:span><text:span text:style-name="T14">ile ayrılan ek alt </text:span></text:p>
          <text:p text:style-name="P17">etiketler gelebilir.</text:p>
        </text:list-item>
      </text:list>
      <text:p text:style-name="P18"/>
      <text:list xml:id="list232725182244386" text:continue-numbering="true" text:style-name="L4">
        <text:list-item>
          <text:p text:style-name="P19">En sık kullanılan <text:span text:style-name="T15">ek bilgi <text:s/>ülke veya bölge varyantı </text:span><text:span text:style-name="T16">(‘en – US’ veya ‘fr – CA’) </text:span><text:span text:style-name="T17">ya da </text:span></text:p>
        </text:list-item>
      </text:list>
      <text:p text:style-name="P20"><text:tab/>kullanılacak alfabe türüdür. <text:span text:style-name="T18">(‘sr – Latn’)</text:span></text:p>
      <text:p text:style-name="P20"/>
      <text:list xml:id="list2032260356" text:style-name="L5">
        <text:list-item>
          <text:p text:style-name="P21">q(faktör <text:span text:style-name="T19">ağırlıklandırması) // </text:span><text:span text:style-name="T20">Tercih sırasına göre </text:span><text:span text:style-name="T21">yerleştirilen </text:span><text:span text:style-name="T22">herhangi bir değer </text:span><text:span text:style-name="T23">ağırlık</text:span></text:p>
          <text:p text:style-name="P22">denilen <text:span text:style-name="T24">göreceli </text:span><text:span text:style-name="T25">quality value </text:span><text:span text:style-name="T26">ile ifade edilir.</text:span></text:p>
        </text:list-item>
      </text:list>
      <text:p text:style-name="P23"/>
      <text:p text:style-name="P23"/>
      <text:p text:style-name="P13"><text:span text:style-name="T27">ACCEP</text:span><text:span text:style-name="T28">T,</text:span><text:span text:style-name="T27"> CONTENT - </text:span>LANGUAGE</text:p>
      <text:p text:style-name="P14"/>
      <text:p text:style-name="P14">Accept-Language HTTP başlığı, istemcinin hangi dilleri anlayabildiğini ve hangi dil türünün tercih edildiğini bildirir. (Burada dil derken programlama dili değil, İngilizce gibi doğal dillerden bahsediyoruz.) Sunucu içerik görüşmesi kullanarak bu önerilerden birini seçip kullanır ve Content-Language yanıt başlığı aracılığıyla istemciye seçtiği dili bildirir.</text:p>
      <text:p text:style-name="P14"/>
      <text:p text:style-name="P14"/>
      <text:p text:style-name="P14"><text:tab/> <text:s text:c="63"/><text:page-number text:select-page="current">3</text:page-number></text:p>
      <text:p text:style-name="P14"><text:soft-page-break/></text:p>
      <text:p text:style-name="P15">My Informations;</text:p>
      <text:p text:style-name="P15"/>
      <text:p text:style-name="P15"><text:span text:style-name="T6">İşletim Sistemi Version</text:span> : Linux x86_64<text:line-break/><text:span text:style-name="T6">Tarayıcı Motoru</text:span> : Mozilla<text:line-break/><text:span text:style-name="T6">Tarayıcı</text:span> : Netscape<text:line-break/><text:span text:style-name="T6">Tarayıcı Dili</text:span> : en-US<text:line-break/><text:span text:style-name="T6">Tarayıcı User Agent</text:span> : Mozilla/5.0 (X11; Ubuntu; Linux x86_64; rv:84.0) Gecko/20100101 Firefox/84.0</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 text:c="82"/><text:page-number text:select-page="current">4</text:page-numb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2T23:04:11.899230446</meta:creation-date>
    <meta:generator>LibreOffice/6.4.6.2$Linux_X86_64 LibreOffice_project/40$Build-2</meta:generator>
    <dc:date>2020-12-22T23:27:05.576185649</dc:date>
    <meta:editing-duration>PT22M26S</meta:editing-duration>
    <meta:editing-cycles>61</meta:editing-cycles>
    <meta:document-statistic meta:table-count="0" meta:image-count="0" meta:object-count="0" meta:page-count="4" meta:paragraph-count="58" meta:word-count="557" meta:character-count="4379" meta:non-whitespace-character-count="3577"/>
  </office:meta>
</office:document-meta>
</file>